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color="#ffff99" draw:fill-color="#ffffff"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svg:stroke-color="#b2b2b2" draw:fill-color="#ffffff" draw:textarea-horizontal-align="justify" draw:textarea-vertical-align="middle" draw:auto-grow-height="false" fo:min-height="2.29cm" fo:min-width="10.9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68cm" fo:min-width="0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0.029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32cm"/>
    </style:style>
    <style:style style:name="gr10" style:family="graphic" style:parent-style-name="standard">
      <style:graphic-properties svg:stroke-color="#00ccff" draw:marker-end="" draw:fill-color="#00ccff" draw:textarea-horizontal-align="justify" draw:textarea-vertical-align="middle" draw:auto-grow-height="false" fo:min-height="1.546cm" fo:min-width="1.296cm" draw:shadow="visible" draw:shadow-offset-x="0.141cm" draw:shadow-offset-y="0.141cm" draw:shadow-opacity="50%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1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00ccff"/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Accou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43cm" svg:height="0.888cm" draw:transform="rotate (3.1401963901882) translate (3.956cm 6.969cm)">
          <text:p/>
          <draw:enhanced-geometry svg:viewBox="0 0 21600 21600" draw:mirror-horizontal="false" draw:mirror-vertical="false" draw:text-areas="0 0 21600 21600" draw:type="chevron" draw:modifiers="10442.83464566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1.43cm" svg:height="2.54cm" svg:x="2.905cm" svg:y="7.35cm">
          <text:p text:style-name="P1"><text:span text:style-name="T3">Am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9.89cm">
          <text:p text:style-name="P1"><text:span text:style-name="T3">Atomraketen</text:span></text:p>
          <text:p text:style-name="P1"><text:span text:style-name="T3">Zündco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12.43cm">
          <text:p text:style-name="P1"><text:span text:style-name="T3">Git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14.97cm">
          <text:p text:style-name="P1"><text:span text:style-name="T3">PayP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5" draw:layer="layout" svg:width="0.178cm" svg:height="0.178cm" svg:x="13.446cm" svg:y="6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178cm" svg:height="0.178cm" svg:x="13.446cm" svg:y="6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178cm" svg:height="0.177cm" svg:x="13.446cm" svg:y="6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59cm" svg:height="0.59cm" svg:x="11.508cm" svg:y="6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393cm" svg:height="0.393cm" svg:x="11.606cm" svg:y="6.1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5" draw:layer="layout" svg:width="0.532cm" svg:height="0.106cm" draw:transform="skewX (-0.00942477796076934) rotate (-0.752062374684356) translate (12.041cm 6.528cm)">
            <text:p/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</draw:g>
        <draw:custom-shape draw:style-name="gr5" draw:text-style-name="P6" draw:layer="layout" svg:width="11.43cm" svg:height="2.54cm" svg:x="2.905cm" svg:y="17.51cm">
          <text:p text:style-name="P1"><text:span text:style-name="T3">Share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20.05cm">
          <text:p text:style-name="P1"><text:span text:style-name="T3">St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0" draw:text-style-name="P7" draw:layer="layout" svg:width="2.54cm" svg:height="2.54cm" svg:x="11.16cm" svg:y="19.4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5" draw:layer="layout" svg:width="1.27cm" svg:height="1.27cm" svg:x="11.795cm" svg:y="20.05cm">
              <text:p/>
    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40.85245901639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0:22:04.722000000</dc:date>
    <meta:editing-duration>PT22M50S</meta:editing-duration>
    <meta:editing-cycles>10</meta:editing-cycles>
    <meta:generator>LibreOffice/5.2.7.2$Windows_x86 LibreOffice_project/2b7f1e640c46ceb28adf43ee075a6e8b8439ed10</meta:generator>
    <meta:document-statistic meta:object-count="22"/>
  </office:meta>
</office:document-meta>
</file>